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LoggedInException.getMessage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tLoggedInException.getMessag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LoggedInException.causeMayBeSessionExpi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LoggedInException.sendResponseErrorCode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LoggedInException.NotLoggedInException( String actionName , FlowController f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